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mm"/>
    </style:style>
    <style:style style:name="co2" style:family="table-column">
      <style:table-column-properties fo:break-before="auto" style:column-width="30.18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26.78mm"/>
    </style:style>
    <style:style style:name="co9" style:family="table-column">
      <style:table-column-properties fo:break-before="auto" style:column-width="27.22mm"/>
    </style:style>
    <style:style style:name="co10" style:family="table-column">
      <style:table-column-properties fo:break-before="auto" style:column-width="47.2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1.77mm"/>
    </style:style>
    <style:style style:name="co13" style:family="table-column">
      <style:table-column-properties fo:break-before="auto" style:column-width="32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00cc33"/>
    </style:style>
    <style:style style:name="ce3" style:family="table-cell" style:parent-style-name="Default" style:data-style-name="N99"/>
    <style:style style:name="ce4" style:family="table-cell" style:parent-style-name="Default" style:data-style-name="N99">
      <style:table-cell-properties fo:background-color="#ffff00"/>
    </style:style>
    <style:style style:name="ce5" style:family="table-cell" style:parent-style-name="Default" style:data-style-name="N99">
      <style:table-cell-properties fo:background-color="transparen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COLE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office:value-type="string" calcext:value-type="string">
            <text:p>trainable embeddings</text:p>
          </table:table-cell>
          <table:table-cell office:value-type="string" calcext:value-type="string">
            <text:p>Epochen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FCC Filter Size</text:p>
          </table:table-cell>
          <table:table-cell office:value-type="string" calcext:value-type="string">
            <text:p>Log 1</text:p>
          </table:table-cell>
          <table:table-cell office:value-type="string" calcext:value-type="string">
            <text:p>Log 2</text:p>
          </table:table-cell>
          <table:table-cell office:value-type="string" calcext:value-type="string">
            <text:p>Log 3</text:p>
          </table:table-cell>
        </table:table-row>
        <table:table-row table:style-name="ro1">
          <table:table-cell table:style-name="ce1" office:value-type="date" office:date-value="2018-02-16" calcext:value-type="date">
            <text:p>16/02/18</text:p>
          </table:table-cell>
          <table:table-cell table:formula="of:=AVERAGE([.C3:.E3])" office:value-type="float" office:value="0.458751333333333" calcext:value-type="float">
            <text:p>0.4587513</text:p>
          </table:table-cell>
          <table:table-cell office:value-type="float" office:value="0.461931" calcext:value-type="float">
            <text:p>0.461931</text:p>
          </table:table-cell>
          <table:table-cell office:value-type="float" office:value="0.470153" calcext:value-type="float">
            <text:p>0.470153</text:p>
          </table:table-cell>
          <table:table-cell office:value-type="float" office:value="0.44417" calcext:value-type="float">
            <text:p>0.44417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;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0-58-03</text:p>
          </table:table-cell>
          <table:table-cell table:style-name="ce8" office:value-type="string" calcext:value-type="string">
            <text:p>18-02-16-10-59-07</text:p>
          </table:table-cell>
          <table:table-cell office:value-type="string" calcext:value-type="string">
            <text:p>18-02-16-11-03-19</text:p>
          </table:table-cell>
        </table:table-row>
        <table:table-row table:style-name="ro1">
          <table:table-cell table:style-name="ce1" office:value-type="date" office:date-value="2018-02-16" calcext:value-type="date">
            <text:p>16/02/18</text:p>
          </table:table-cell>
          <table:table-cell table:style-name="ce2" table:formula="of:=AVERAGE([.C4:.E4])" office:value-type="float" office:value="0.473984333333333" calcext:value-type="float">
            <text:p>0.4739843</text:p>
          </table:table-cell>
          <table:table-cell office:value-type="float" office:value="0.464726" calcext:value-type="float">
            <text:p>0.464726</text:p>
          </table:table-cell>
          <table:table-cell office:value-type="float" office:value="0.445322" calcext:value-type="float">
            <text:p>0.445322</text:p>
          </table:table-cell>
          <table:table-cell office:value-type="float" office:value="0.511905" calcext:value-type="float">
            <text:p>0.511905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;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1-41-33</text:p>
          </table:table-cell>
          <table:table-cell office:value-type="string" calcext:value-type="string">
            <text:p>18-02-16-11-42-17</text:p>
          </table:table-cell>
          <table:table-cell office:value-type="string" calcext:value-type="string">
            <text:p>18-02-16-11-43-08</text:p>
          </table:table-cell>
        </table:table-row>
        <table:table-row table:style-name="ro1">
          <table:table-cell table:style-name="ce1" office:value-type="date" office:date-value="2018-02-16" calcext:value-type="date">
            <text:p>16/02/18</text:p>
          </table:table-cell>
          <table:table-cell table:formula="of:=AVERAGE([.C5:.E5])" office:value-type="float" office:value="0.424217333333333" calcext:value-type="float">
            <text:p>0.4242173</text:p>
          </table:table-cell>
          <table:table-cell office:value-type="float" office:value="0.481335" calcext:value-type="float">
            <text:p>0.481335</text:p>
          </table:table-cell>
          <table:table-cell office:value-type="float" office:value="0.312613" calcext:value-type="float">
            <text:p>0.312613</text:p>
          </table:table-cell>
          <table:table-cell office:value-type="float" office:value="0.478704" calcext:value-type="float">
            <text:p>0.478704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6" office:value-type="string" calcext:value-type="string">
            <text:p>30;18;12;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2-50-17</text:p>
          </table:table-cell>
          <table:table-cell office:value-type="string" calcext:value-type="string">
            <text:p>18-02-16-12-50-23</text:p>
          </table:table-cell>
          <table:table-cell office:value-type="string" calcext:value-type="string">
            <text:p>18-02-16-12-50-32</text:p>
          </table:table-cell>
        </table:table-row>
        <table:table-row table:style-name="ro1">
          <table:table-cell table:style-name="ce1" office:value-type="date" office:date-value="2018-02-16" calcext:value-type="date">
            <text:p>16/02/18</text:p>
          </table:table-cell>
          <table:table-cell table:formula="of:=AVERAGE([.C6:.E6])" office:value-type="float" office:value="0.462972333333333" calcext:value-type="float">
            <text:p>0.4629723</text:p>
          </table:table-cell>
          <table:table-cell office:value-type="float" office:value="0.456011" calcext:value-type="float">
            <text:p>0.456011</text:p>
          </table:table-cell>
          <table:table-cell office:value-type="float" office:value="0.452228" calcext:value-type="float">
            <text:p>0.452228</text:p>
          </table:table-cell>
          <table:table-cell office:value-type="float" office:value="0.480678" calcext:value-type="float">
            <text:p>0.480678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7" office:value-type="string" calcext:value-type="string">
            <text:p>30;18;12;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3-35-41</text:p>
          </table:table-cell>
          <table:table-cell office:value-type="string" calcext:value-type="string">
            <text:p>18-02-16-13-36-19</text:p>
          </table:table-cell>
          <table:table-cell office:value-type="string" calcext:value-type="string">
            <text:p>18-02-16-13-37-06</text:p>
          </table:table-cell>
        </table:table-row>
        <table:table-row table:style-name="ro1">
          <table:table-cell table:style-name="ce1" office:value-type="date" office:date-value="2018-02-16" calcext:value-type="date">
            <text:p>16/02/18</text:p>
          </table:table-cell>
          <table:table-cell table:formula="of:=AVERAGE([.C7:.E7])" office:value-type="string" office:string-value="" calcext:value-type="error">
            <text:p>#DIV/0!</text:p>
          </table:table-cell>
          <table:table-cell table:number-columns-repeated="3"/>
          <table:table-cell table:style-name="ce5" office:value-type="boolean" office:boolean-value="false" calcext:value-type="boolean">
            <text:p>FALSE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7" office:value-type="string" calcext:value-type="string">
            <text:p>30;18;12;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4-19-17</text:p>
          </table:table-cell>
          <table:table-cell table:number-columns-repeated="2" office:value-type="string" calcext:value-type="string">
            <text:p>18-02-16-14-20-07</text:p>
          </table:table-cell>
        </table:table-row>
        <table:table-row table:style-name="ro1">
          <table:table-cell/>
          <table:table-cell table:formula="of:=AVERAGE([.C8:.E8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formula="of:=AVERAGE([.C9:.E9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formula="of:=AVERAGE([.C10:.E10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formula="of:=AVERAGE([.C11:.E11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formula="of:=AVERAGE([.C12:.E12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formula="of:=AVERAGE([.C13:.E13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formula="of:=AVERAGE([.C14:.E14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formula="of:=AVERAGE([.C15:.E15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formula="of:=AVERAGE([.C16:.E16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formula="of:=AVERAGE([.C17:.E17])" office:value-type="string" office:string-value="" calcext:value-type="error">
            <text:p>#DIV/0!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6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6P0"/>
    </number:currency-style>
    <number:currency-style style:name="N11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7P0"/>
    </number:currency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8P0"/>
    </number:currency-style>
    <number:currency-style style:name="N120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11:38:40.39714569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6T14:20:47.580949337</dc:date>
    <meta:editing-duration>PT3H36M33S</meta:editing-duration>
    <meta:editing-cycles>22</meta:editing-cycles>
    <meta:generator>LibreOffice/5.1.6.2$Linux_X86_64 LibreOffice_project/10m0$Build-2</meta:generator>
    <meta:document-statistic meta:table-count="1" meta:cell-count="110" meta:object-count="0"/>
  </office:meta>
</office:document-meta>
</file>